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152cm" draw:marker-end-width="0.152cm" draw:fill="none" draw:textarea-horizontal-align="justify" draw:textarea-vertical-align="middle" draw:auto-grow-height="false" fo:min-height="1.545cm" fo:min-width="1.303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333333" draw:marker-start-width="0.305cm" draw:marker-end="Arrow" draw:marker-end-width="0.305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1.096cm"/>
    </style:style>
    <style:style style:name="P1" style:family="paragraph">
      <style:paragraph-properties fo:text-align="center"/>
      <style:text-properties style:text-position="0% 100%" fo:font-style="italic" style:text-underline-style="none" style:font-style-asian="italic" style:font-style-complex="italic"/>
    </style:style>
    <style:style style:name="P2" style:family="paragraph">
      <loext:graphic-properties draw:fill="none"/>
      <style:paragraph-properties fo:text-align="center"/>
      <style:text-properties style:text-position="0% 100%" style:font-name="Fira Sans Book" fo:font-size="24pt" fo:font-style="italic" style:text-underline-style="none" fo:font-weight="350" style:font-size-asian="18pt" style:font-style-asian="italic" style:font-size-complex="18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0% 100%" style:font-name="Fira Sans Book" fo:font-size="24pt" fo:font-style="italic" style:text-underline-style="none" fo:font-weight="350" style:font-size-asian="18pt" style:font-style-asian="italic" style:font-size-complex="18pt" style:font-style-complex="italic"/>
    </style:style>
    <style:style style:name="T2" style:family="text">
      <style:text-properties style:text-position="sub 58%" style:font-name="Fira Sans Book" fo:font-size="24pt" fo:font-style="italic" style:text-underline-style="none" fo:font-weight="350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1.897cm" svg:x="5.476cm" svg:y="1.56cm">
          <text:p text:style-name="P1"><text:span text:style-name="T1">a</text:span><text:span text:style-name="T2">k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.447cm" svg:y1="2.499cm" svg:x2="5.476cm" svg:y2="2.508cm" draw:end-shape="id1" draw:end-glue-point="3" svg:d="M2447 2499l3029 9" svg:viewBox="0 0 3030 10">
          <text:p/>
        </draw:connector>
        <draw:connector draw:style-name="gr2" draw:text-style-name="P3" draw:layer="layout" draw:type="line" svg:x1="7.381cm" svg:y1="2.508cm" svg:x2="10.145cm" svg:y2="2.512cm" draw:start-shape="id1" draw:start-glue-point="1" svg:d="M7381 2508l2764 4" svg:viewBox="0 0 2765 5">
          <text:p/>
        </draw:connector>
        <draw:frame draw:style-name="gr3" draw:text-style-name="P4" draw:layer="layout" svg:width="1.295cm" svg:height="1.346cm" svg:x="1.352cm" svg:y="1.838cm">
          <draw:text-box>
            <text:p text:style-name="P1"><text:span text:style-name="T1">x</text:span></text:p>
          </draw:text-box>
        </draw:frame>
        <draw:frame draw:style-name="gr3" draw:text-style-name="P4" draw:layer="layout" svg:width="1.295cm" svg:height="1.346cm" svg:x="9.953cm" svg:y="1.838cm">
          <draw:text-box>
            <text:p text:style-name="P1"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5:04:12.660637775</meta:creation-date>
    <dc:date>2019-01-21T15:08:53.663695590</dc:date>
    <meta:editing-duration>PT4M41S</meta:editing-duration>
    <meta:editing-cycles>1</meta:editing-cycles>
    <meta:document-statistic meta:object-count="5"/>
    <meta:generator>LibreOffice/5.1.6.2$Linux_X86_64 LibreOffice_project/10m0$Build-2</meta:generator>
  </office:meta>
</office:document-meta>
</file>